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 svg:font-family="华文黑体" style:font-family-generic="system" style:font-pitch="variable"/>
  </office:font-face-decls>
  <office:automatic-styles>
    <style:style style:name="P1" style:family="paragraph" style:parent-style-name="Text_20_body">
      <style:text-properties officeooo:rsid="0013c2f5" officeooo:paragraph-rsid="0013c2f5"/>
    </style:style>
    <style:style style:name="P2" style:family="paragraph" style:parent-style-name="Text_20_body">
      <style:text-properties officeooo:rsid="0013c2f5" officeooo:paragraph-rsid="0015266f"/>
    </style:style>
    <style:style style:name="P3" style:family="paragraph" style:parent-style-name="Text_20_body">
      <style:text-properties officeooo:rsid="0013c2f5" officeooo:paragraph-rsid="0028c462"/>
    </style:style>
    <style:style style:name="P4" style:family="paragraph" style:parent-style-name="Text_20_body">
      <style:text-properties officeooo:paragraph-rsid="0015266f"/>
    </style:style>
    <style:style style:name="P5" style:family="paragraph" style:parent-style-name="Text_20_body">
      <style:text-properties officeooo:rsid="001695f2"/>
    </style:style>
    <style:style style:name="P6" style:family="paragraph" style:parent-style-name="Text_20_body">
      <style:text-properties officeooo:rsid="001695f2" officeooo:paragraph-rsid="001695f2"/>
    </style:style>
    <style:style style:name="P7" style:family="paragraph" style:parent-style-name="Text_20_body">
      <style:text-properties officeooo:rsid="00181cf1" officeooo:paragraph-rsid="00181cf1"/>
    </style:style>
    <style:style style:name="P8" style:family="paragraph" style:parent-style-name="Text_20_body">
      <style:text-properties fo:color="#ce181e" officeooo:rsid="001695f2" officeooo:paragraph-rsid="001695f2"/>
    </style:style>
    <style:style style:name="P9" style:family="paragraph" style:parent-style-name="Text_20_body">
      <style:text-properties officeooo:rsid="00191059" officeooo:paragraph-rsid="00191059"/>
    </style:style>
    <style:style style:name="P10" style:family="paragraph" style:parent-style-name="Text_20_body">
      <style:text-properties officeooo:rsid="0019c971" officeooo:paragraph-rsid="0019c971"/>
    </style:style>
    <style:style style:name="P11" style:family="paragraph" style:parent-style-name="Text_20_body">
      <style:text-properties officeooo:rsid="001a780e" officeooo:paragraph-rsid="001a780e"/>
    </style:style>
    <style:style style:name="P12" style:family="paragraph" style:parent-style-name="Text_20_body">
      <style:text-properties officeooo:rsid="001c1df0" officeooo:paragraph-rsid="001c1df0"/>
    </style:style>
    <style:style style:name="P13" style:family="paragraph" style:parent-style-name="Text_20_body">
      <style:text-properties officeooo:rsid="001da6b9" officeooo:paragraph-rsid="001da6b9"/>
    </style:style>
    <style:style style:name="P14" style:family="paragraph" style:parent-style-name="Text_20_body">
      <style:text-properties officeooo:rsid="001f0b33" officeooo:paragraph-rsid="001f0b33"/>
    </style:style>
    <style:style style:name="P15" style:family="paragraph" style:parent-style-name="Text_20_body">
      <style:text-properties officeooo:paragraph-rsid="001f0b33"/>
    </style:style>
    <style:style style:name="P16" style:family="paragraph" style:parent-style-name="Text_20_body">
      <style:text-properties officeooo:rsid="001fc52a" officeooo:paragraph-rsid="001fc52a"/>
    </style:style>
    <style:style style:name="P17" style:family="paragraph" style:parent-style-name="Text_20_body">
      <style:text-properties officeooo:rsid="001fedcb" officeooo:paragraph-rsid="001fedcb"/>
    </style:style>
    <style:style style:name="P18" style:family="paragraph" style:parent-style-name="Text_20_body">
      <style:text-properties officeooo:paragraph-rsid="001fedcb"/>
    </style:style>
    <style:style style:name="P19" style:family="paragraph" style:parent-style-name="Text_20_body">
      <style:text-properties officeooo:rsid="00210078" officeooo:paragraph-rsid="00210078"/>
    </style:style>
    <style:style style:name="P20" style:family="paragraph" style:parent-style-name="Text_20_body">
      <style:text-properties officeooo:rsid="002224ae" officeooo:paragraph-rsid="002224ae"/>
    </style:style>
    <style:style style:name="P21" style:family="paragraph" style:parent-style-name="Text_20_body">
      <style:text-properties officeooo:rsid="0023a1d8" officeooo:paragraph-rsid="0023a1d8"/>
    </style:style>
    <style:style style:name="P22" style:family="paragraph" style:parent-style-name="Text_20_body">
      <style:text-properties officeooo:rsid="002453d4" officeooo:paragraph-rsid="002453d4"/>
    </style:style>
    <style:style style:name="P23" style:family="paragraph" style:parent-style-name="Text_20_body">
      <style:text-properties officeooo:rsid="0026238b" officeooo:paragraph-rsid="0026238b"/>
    </style:style>
    <style:style style:name="P24" style:family="paragraph" style:parent-style-name="Text_20_body">
      <style:text-properties officeooo:rsid="002835d7" officeooo:paragraph-rsid="002835d7"/>
    </style:style>
    <style:style style:name="P25" style:family="paragraph" style:parent-style-name="Text_20_body">
      <style:text-properties officeooo:paragraph-rsid="0028c462"/>
    </style:style>
    <style:style style:name="P26" style:family="paragraph" style:parent-style-name="Text_20_body">
      <style:text-properties officeooo:rsid="00291d68" officeooo:paragraph-rsid="00291d68"/>
    </style:style>
    <style:style style:name="P27" style:family="paragraph" style:parent-style-name="Text_20_body">
      <style:text-properties officeooo:rsid="002a579f" officeooo:paragraph-rsid="002a579f"/>
    </style:style>
    <style:style style:name="P28" style:family="paragraph" style:parent-style-name="Text_20_body">
      <style:text-properties officeooo:rsid="002a7787" officeooo:paragraph-rsid="002a7787"/>
    </style:style>
    <style:style style:name="P29" style:family="paragraph" style:parent-style-name="Text_20_body">
      <style:text-properties officeooo:rsid="002a96a2" officeooo:paragraph-rsid="002a96a2"/>
    </style:style>
    <style:style style:name="P30" style:family="paragraph" style:parent-style-name="Standard">
      <style:text-properties officeooo:rsid="0028c462" officeooo:paragraph-rsid="0028c462"/>
    </style:style>
    <style:style style:name="P31" style:family="paragraph" style:parent-style-name="Heading_20_1">
      <style:text-properties fo:color="#ce181e"/>
    </style:style>
    <style:style style:name="P32" style:family="paragraph" style:parent-style-name="Heading_20_1">
      <style:text-properties fo:color="#ce181e" officeooo:paragraph-rsid="0028c462"/>
    </style:style>
    <style:style style:name="T1" style:family="text">
      <style:text-properties officeooo:rsid="0013c2f5"/>
    </style:style>
    <style:style style:name="T2" style:family="text">
      <style:text-properties officeooo:rsid="0015266f"/>
    </style:style>
    <style:style style:name="T3" style:family="text">
      <style:text-properties officeooo:rsid="001695f2"/>
    </style:style>
    <style:style style:name="T4" style:family="text">
      <style:text-properties officeooo:rsid="00181cf1"/>
    </style:style>
    <style:style style:name="T5" style:family="text">
      <style:text-properties officeooo:rsid="00191059"/>
    </style:style>
    <style:style style:name="T6" style:family="text">
      <style:text-properties officeooo:rsid="0019c971"/>
    </style:style>
    <style:style style:name="T7" style:family="text">
      <style:text-properties officeooo:rsid="001a780e"/>
    </style:style>
    <style:style style:name="T8" style:family="text">
      <style:text-properties officeooo:rsid="001c1df0"/>
    </style:style>
    <style:style style:name="T9" style:family="text">
      <style:text-properties officeooo:rsid="001da6b9"/>
    </style:style>
    <style:style style:name="T10" style:family="text">
      <style:text-properties officeooo:rsid="001fedcb"/>
    </style:style>
    <style:style style:name="T11" style:family="text">
      <style:text-properties officeooo:rsid="00210078"/>
    </style:style>
    <style:style style:name="T12" style:family="text">
      <style:text-properties officeooo:rsid="0023a1d8"/>
    </style:style>
    <style:style style:name="T13" style:family="text">
      <style:text-properties officeooo:rsid="002453d4"/>
    </style:style>
    <style:style style:name="T14" style:family="text">
      <style:text-properties officeooo:rsid="0025248d"/>
    </style:style>
    <style:style style:name="T15" style:family="text">
      <style:text-properties officeooo:rsid="0026238b"/>
    </style:style>
    <style:style style:name="T16" style:family="text">
      <style:text-properties officeooo:rsid="0028508a"/>
    </style:style>
    <style:style style:name="T17" style:family="text">
      <style:text-properties officeooo:rsid="0028c462"/>
    </style:style>
    <style:style style:name="T18" style:family="text">
      <style:text-properties officeooo:rsid="002a77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氢音乐</text:span>用况描述补充</text:p>
      <text:p text:style-name="Standard"><text:span text:style-name="T17">1、</text:span>用况<text:span text:style-name="T3">和支持用况的书写要求：</text:span></text:p>
      <text:p text:style-name="P30">2、搜索功能应该放到哪个位置。</text:p>
      <text:p text:style-name="P30">3、歌单（我是制作的一个单独的用况）</text:p>
      <text:p text:style-name="P30">4、以前的氢笔记中的软件升级和个人信息管理这两个用况是否应该加入进来？</text:p>
      <text:h text:style-name="Heading_20_1" text:outline-level="1"/>
      <text:h text:style-name="Heading_20_1" text:outline-level="1">用况描述<text:span text:style-name="T1">：内容审核</text:span></text:h>
      <text:p text:style-name="P5">注意：当审核人员需要与作者沟通时，应该执行私信这个用况，所以私信到底应该是包含用况还是支持用狂。</text:p>
      <text:p text:style-name="Text_20_body">内容审核<text:span text:style-name="T3">也应该为包含用狂，因为在上传作品这个主用况中，也会用到内容审核这个用况。</text:span></text:p>
      <text:p text:style-name="Text_20_body">简要描述<text:span text:style-name="T1">：该用况描述了examiner对系统中新上传的文件、文章或其他形式的内容的审核。</text:span></text:p>
      <text:p text:style-name="Text_20_body">参与者<text:span text:style-name="T1">：examiner、author（接收审核结果或建议）</text:span></text:p>
      <text:p text:style-name="P1">用况图：</text:p>
      <text:p text:style-name="Text_20_body">前置条件<text:span text:style-name="T1">：</text:span></text:p>
      <text:p text:style-name="P6">1、系统应该有私信机制</text:p>
      <text:p text:style-name="P6">2、author已经上传了自己的作品</text:p>
      <text:p text:style-name="P8">3、系统应该有预处理机制（应该让一些基本工作由系统来做，例如作品相关的基础信息是否完整）系统<text:span text:style-name="T4">的这个行为应该在上传作品的时候得到体现）</text:span></text:p>
      <text:p text:style-name="P6">4、examiner已经登录了自己的账户。</text:p>
      <text:p text:style-name="P6">5、系统网络状态正常。</text:p>
      <text:p text:style-name="Text_20_body">基本流<text:span text:style-name="T1">：</text:span></text:p>
      <text:p text:style-name="P6">1、系统<text:span text:style-name="T4">将新上传的作品进行分类，按作品类型放置相应目录下。</text:span></text:p>
      <text:p text:style-name="P7">2、examiner按文件类型进行相关的审核（歌曲是否完整，健康、反动。。。。。）</text:p>
      <text:p text:style-name="P7">3、examiner将审核<text:span text:style-name="T5">后的文件按合格、不合格与待处理分类。</text:span></text:p>
      <text:p text:style-name="P9">4、examiner编写审核报告。</text:p>
      <text:p text:style-name="P9">5、examiner将审核报告存档。</text:p>
      <text:p text:style-name="P9">6、examiner将审核结果发回上传者帐号，执行私信包含用况。</text:p>
      <text:p text:style-name="P7"/>
      <text:p text:style-name="Text_20_body">备选<text:span text:style-name="T1">流：</text:span></text:p>
      <text:p text:style-name="P9">1、处理不合格作品</text:p>
      <text:p text:style-name="P9"><text:soft-page-break/>2、处理待进一步审核作品</text:p>
      <text:p text:style-name="Text_20_body">子流<text:span text:style-name="T1">：</text:span></text:p>
      <text:p text:style-name="P9">1、编写审核报告</text:p>
      <text:p text:style-name="P9"/>
      <text:p text:style-name="Text_20_body">后置条件<text:span text:style-name="T2">：</text:span></text:p>
      <text:p text:style-name="Text_20_body"><text:span text:style-name="T6">1、</text:span>普通用户看到<text:span text:style-name="T6">的歌曲内容都应该是正规合法的。</text:span></text:p>
      <text:p text:style-name="Text_20_body">公共扩展点<text:span text:style-name="T2">：</text:span></text:p>
      <text:p text:style-name="Text_20_body">特<text:span text:style-name="T2">殊需求：</text:span></text:p>
      <text:h text:style-name="P31" text:outline-level="1">用况描述<text:span text:style-name="T1">：广告管理（广告生成与移除）</text:span></text:h>
      <text:p text:style-name="P4">简要描述<text:span text:style-name="T1">：该用况描述了管理员如何将广告商的广告投入到系统中。</text:span></text:p>
      <text:p text:style-name="P4">参与者<text:span text:style-name="T1">：manager</text:span></text:p>
      <text:p text:style-name="P2">用况图：</text:p>
      <text:p text:style-name="P4">前置条件<text:span text:style-name="T1">：</text:span></text:p>
      <text:p text:style-name="P10">1、广告商和运营团队达成相关共识<text:span text:style-name="T7">（广告展现形式，广告时间、广告展示位置）</text:span></text:p>
      <text:p text:style-name="P4">基本流<text:span text:style-name="T1">：</text:span></text:p>
      <text:p text:style-name="P11">1、管理<text:span text:style-name="T8">员按广告商要求制作相关广告（验证广告的合法性、合理性）。</text:span></text:p>
      <text:p text:style-name="P12">2、<text:span text:style-name="T7">管理员</text:span>将广告放到相应位置。</text:p>
      <text:p text:style-name="P12">3、管理员对广告相关属性进行设置（显示时长<text:span text:style-name="T9">，周期、触碰反映）</text:span></text:p>
      <text:p text:style-name="P13">4、合约到期时，移除该广告。</text:p>
      <text:p text:style-name="P14">5、用况结束。</text:p>
      <text:p text:style-name="P4">备选<text:span text:style-name="T1">流：</text:span></text:p>
      <text:p text:style-name="P14">1、用户点击广告内容。</text:p>
      <text:p text:style-name="P14">2、用户点击进入软件时的广告。</text:p>
      <text:p text:style-name="P15">子流<text:span text:style-name="T1">：</text:span></text:p>
      <text:p text:style-name="P14">1、属性设置</text:p>
      <text:p text:style-name="P14">2、移除广告。</text:p>
      <text:p text:style-name="P4">后置条件<text:span text:style-name="T2">：</text:span></text:p>
      <text:p text:style-name="P14"/>
      <text:p text:style-name="P4">公共扩展点<text:span text:style-name="T2">：</text:span></text:p>
      <text:p text:style-name="P4">特<text:span text:style-name="T2">殊需求：</text:span></text:p>
      <text:p text:style-name="P14"><text:soft-page-break/>1、广告不能影响用户的正常使用。</text:p>
      <text:h text:style-name="P31" text:outline-level="1">用况描述<text:span text:style-name="T1">：首页推广（单曲&amp;专栏）</text:span></text:h>
      <text:p text:style-name="P16">注：基本流和广告管理近似。</text:p>
      <text:p text:style-name="Text_20_body"/>
      <text:p text:style-name="P4">简要描述<text:span text:style-name="T1">：该用况描述管理员制作首页推广内容的过程。</text:span></text:p>
      <text:p text:style-name="P4">参与者<text:span text:style-name="T1">：operator，system、singer，author</text:span></text:p>
      <text:p text:style-name="P2">用况图：</text:p>
      <text:p text:style-name="P4">前置条件<text:span text:style-name="T1">：</text:span></text:p>
      <text:p text:style-name="P16">1、operator的账户拥有相关权限。</text:p>
      <text:p text:style-name="P16">2、推广的内容有已经存在系统中。</text:p>
      <text:p text:style-name="P17">3、</text:p>
      <text:p text:style-name="P4">基本流<text:span text:style-name="T1">：</text:span></text:p>
      <text:p text:style-name="P16">1、系统根据相关数据（排行榜，浏览量、评论数。。。。。。）生成系统推广的内容。（这部分由系统自己生成）</text:p>
      <text:p text:style-name="P16">2、operator添加相关内容<text:span text:style-name="T10">。</text:span></text:p>
      <text:p text:style-name="P17">3、设置相关属性（用户点击后的反应）。</text:p>
      <text:p text:style-name="P17">4、推广时间到期后，operator替换当前内容。</text:p>
      <text:p text:style-name="P4">备选<text:span text:style-name="T1">流：</text:span></text:p>
      <text:p text:style-name="P4">子流<text:span text:style-name="T1">：</text:span></text:p>
      <text:p text:style-name="P4">后置条件<text:span text:style-name="T2">：</text:span></text:p>
      <text:p text:style-name="P4">公共扩展点<text:span text:style-name="T2">：</text:span></text:p>
      <text:p text:style-name="P4">特<text:span text:style-name="T2">殊需求：</text:span></text:p>
      <text:h text:style-name="Heading_20_1" text:outline-level="1">用况描述<text:span text:style-name="T1">：歌曲分类</text:span></text:h>
      <text:p text:style-name="P4">简要描述<text:span text:style-name="T1">：</text:span></text:p>
      <text:p text:style-name="P4">参与者<text:span text:style-name="T1">：operator</text:span></text:p>
      <text:p text:style-name="P2">用况图：</text:p>
      <text:p text:style-name="P18">前置条件<text:span text:style-name="T1">：</text:span></text:p>
      <text:p text:style-name="P17">1、operator账户拥有相关权限</text:p>
      <text:p text:style-name="P17">2、歌曲已上传并通过审核。</text:p>
      <text:p text:style-name="P4">基本流<text:span text:style-name="T1">：</text:span></text:p>
      <text:p text:style-name="P17"><text:soft-page-break/>1、operator与音乐专家、音乐人等为歌曲添加相关类别信息<text:span text:style-name="T11">（除了按风格分是否还有其他分类方法）。</text:span></text:p>
      <text:p text:style-name="P19">2、operator将该歌曲按类别关键字分配到已有的分类中（对普通用户是否可见？除了相似单曲是否还有其他应用领域）</text:p>
      <text:p text:style-name="P19">3、</text:p>
      <text:p text:style-name="P4">备选<text:span text:style-name="T1">流：</text:span></text:p>
      <text:p text:style-name="P20">1、失去版权。</text:p>
      <text:p text:style-name="P4">子流<text:span text:style-name="T1">：</text:span></text:p>
      <text:p text:style-name="P4">后置条件<text:span text:style-name="T2">：</text:span></text:p>
      <text:p text:style-name="P4">公共扩展点<text:span text:style-name="T2">：</text:span></text:p>
      <text:p text:style-name="P4">特<text:span text:style-name="T2">殊需求：</text:span></text:p>
      <text:h text:style-name="Heading_20_1" text:outline-level="1">用况描述<text:span text:style-name="T1">：在线解答（这个应该为私信）</text:span></text:h>
      <text:p text:style-name="P4">简要描述<text:span text:style-name="T1">：</text:span></text:p>
      <text:p text:style-name="P4">参与者<text:span text:style-name="T1">：spokesperson</text:span></text:p>
      <text:p text:style-name="P2">用况图：</text:p>
      <text:p text:style-name="P4">前置条件<text:span text:style-name="T1">：</text:span></text:p>
      <text:p text:style-name="P4">基本流<text:span text:style-name="T1">：</text:span></text:p>
      <text:p text:style-name="P4">备选<text:span text:style-name="T1">流：</text:span></text:p>
      <text:p text:style-name="P4">子流<text:span text:style-name="T1">：</text:span></text:p>
      <text:p text:style-name="P4">后置条件<text:span text:style-name="T2">：</text:span></text:p>
      <text:p text:style-name="P4">公共扩展点<text:span text:style-name="T2">：</text:span></text:p>
      <text:p text:style-name="P4">特<text:span text:style-name="T2">殊需求：</text:span></text:p>
      <text:h text:style-name="Heading_20_1" text:outline-level="1">用况描述<text:span text:style-name="T1">：消息推送</text:span></text:h>
      <text:p text:style-name="P4">简要描述<text:span text:style-name="T1">：该用况描述了系统如何向普通用户发送推送消息。</text:span></text:p>
      <text:p text:style-name="P4">参与者<text:span text:style-name="T1">：writer，system</text:span></text:p>
      <text:p text:style-name="P2">用况图：</text:p>
      <text:p text:style-name="P4">前置条件<text:span text:style-name="T1">：</text:span></text:p>
      <text:p text:style-name="P4"><text:span text:style-name="T13">1、</text:span>用户<text:span text:style-name="T13">的客户端打开了接受消息推送的功能。</text:span></text:p>
      <text:p text:style-name="P4">基本流<text:span text:style-name="T1">：</text:span></text:p>
      <text:p text:style-name="P21">1、writer编写推送消息（具体还是模板？根据用户听歌喜好推送，相应相关音乐人的付费请求进行推送，根据行业相关新闻或重大事件推送。内容更新式的推送？<text:span text:style-name="T13">）</text:span></text:p>
      <text:p text:style-name="P22">2、writer选择要发送消息的目标人群。</text:p>
      <text:p text:style-name="P22"><text:soft-page-break/>3、writer点击发送按钮。</text:p>
      <text:p text:style-name="P22">4、系统将消息发送至相应的用户的客户端中。</text:p>
      <text:p text:style-name="P22">5、用户<text:span text:style-name="T14">的个人消息界面显示相应标记</text:span>（移动终端应显示消息通知悬浮窗）</text:p>
      <text:p text:style-name="P24">6、用户查看推送消息<text:span text:style-name="T16">。</text:span></text:p>
      <text:p text:style-name="P4">备选<text:span text:style-name="T1">流：</text:span></text:p>
      <text:p text:style-name="P4"><text:span text:style-name="T15">1、</text:span>用户关闭<text:span text:style-name="T15">了消息推送</text:span></text:p>
      <text:p text:style-name="P23">2、用户在显示推送消息时</text:p>
      <text:p text:style-name="P4">子流<text:span text:style-name="T1">：</text:span></text:p>
      <text:p text:style-name="P22">1、<text:span text:style-name="T12">编写推送消息</text:span></text:p>
      <text:p text:style-name="P4">后置条件<text:span text:style-name="T2">：</text:span></text:p>
      <text:p text:style-name="P4">公共扩展点<text:span text:style-name="T2">：</text:span></text:p>
      <text:p text:style-name="P4">特<text:span text:style-name="T2">殊需求：</text:span></text:p>
      <text:p text:style-name="P4"/>
      <text:p text:style-name="P4"/>
      <text:p text:style-name="P4"/>
      <text:h text:style-name="P32" text:outline-level="1">用况描述<text:span text:style-name="T1">：歌单制作</text:span></text:h>
      <text:p text:style-name="P25">简要描述<text:span text:style-name="T1">：该用况描述音乐达人怎样制作一张歌单以及如何跟踪歌单的相关数据。</text:span></text:p>
      <text:p text:style-name="P25">参与者<text:span text:style-name="T1">：creator（音乐达人）</text:span></text:p>
      <text:p text:style-name="P3">用况图：</text:p>
      <text:p text:style-name="P25">前置条件<text:span text:style-name="T1">：</text:span></text:p>
      <text:p text:style-name="P26">1、creator的氢音乐账户满足相关的歌单制作要求（帐号等级，粉丝数量，活跃程度（动态发布的频率）。</text:p>
      <text:p text:style-name="P26">2、曲库中某一主题的相关歌曲数量达到制作歌单的最低要求。</text:p>
      <text:p text:style-name="P27">3、系统提供音乐达人歌单制作的相关功能界面。</text:p>
      <text:p text:style-name="P27">4、creator当前以登录自己的氢音乐账户</text:p>
      <text:p text:style-name="P25">基本流<text:span text:style-name="T1">：</text:span></text:p>
      <text:p text:style-name="P27">1、新建歌单并填写相关信息。</text:p>
      <text:p text:style-name="P27">2、添加歌曲（来源：已收藏，搜索，曲库。最后添加的那一步到底是怎样的？）</text:p>
      <text:p text:style-name="P27">3、添加完毕<text:span text:style-name="T18">后提交 系统并等待审核结果。</text:span></text:p>
      <text:p text:style-name="P28">4、发布歌单。</text:p>
      <text:p text:style-name="P28"><text:soft-page-break/>5、歌单数据追踪。</text:p>
      <text:p text:style-name="P25"/>
      <text:p text:style-name="P25">备选<text:span text:style-name="T1">流：</text:span></text:p>
      <text:p text:style-name="P28">1、删除歌曲</text:p>
      <text:p text:style-name="P28">2、审核失败</text:p>
      <text:p text:style-name="P25">子流<text:span text:style-name="T1">：</text:span></text:p>
      <text:p text:style-name="P25">后置条件<text:span text:style-name="T2">：</text:span></text:p>
      <text:p text:style-name="P28">1、普通用户界面应该能够直接看到所创建的歌单，或者通过搜索功能能够找到该歌单</text:p>
      <text:p text:style-name="P29">2、普通用户能够对歌单进行评论。</text:p>
      <text:p text:style-name="P25">公共扩展点<text:span text:style-name="T2">：</text:span></text:p>
      <text:p text:style-name="P25">特<text:span text:style-name="T2">殊需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 svg:font-family="华文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华文黑体"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16:48:17.603423438</meta:creation-date>
    <dc:date>2018-03-27T23:30:31.723363484</dc:date>
    <meta:editing-duration>PT1H42M</meta:editing-duration>
    <meta:editing-cycles>5</meta:editing-cycles>
    <meta:generator>LibreOffice/5.4.1.2$Linux_X86_64 LibreOffice_project/ea7cb86e6eeb2bf3a5af73a8f7777ac570321527</meta:generator>
    <meta:document-statistic meta:table-count="0" meta:image-count="0" meta:object-count="0" meta:page-count="6" meta:paragraph-count="147" meta:word-count="1980" meta:character-count="2178" meta:non-whitespace-character-count="2177"/>
  </office:meta>
</office:document-meta>
</file>